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  <style:text-properties style:font-name="Times New Roman" style:font-name-asian="Times New Roman" style:font-name-complex="Times New Roman"/>
    </style:style>
    <style:style style:name="P2" style:family="paragraph" style:parent-style-name="Standard">
      <style:paragraph-properties fo:line-height="115%" fo:break-before="auto" fo:break-after="auto" style:writing-mode="lr-tb"/>
    </style:style>
    <style:style style:name="P3" style:family="paragraph" style:parent-style-name="Standard">
      <style:paragraph-properties fo:margin-left="0cm" fo:margin-right="0cm" fo:line-height="115%" fo:text-indent="0cm" style:auto-text-indent="false" fo:break-before="auto" fo:break-after="auto" style:writing-mode="lr-tb"/>
    </style:style>
    <style:style style:name="P4" style:family="paragraph" style:parent-style-name="Standard" style:master-page-name="Standard">
      <style:paragraph-properties fo:line-height="150%" fo:text-align="center" style:justify-single-word="false" style:page-number="auto" fo:break-before="auto" fo:break-after="auto" style:writing-mode="lr-tb"/>
      <style:text-properties style:font-name="Times New Roman" fo:font-size="24pt" fo:font-weight="bold" style:font-name-asian="Times New Roman" style:font-size-asian="24pt" style:font-weight-asian="bold" style:font-name-complex="Times New Roman" style:font-size-complex="24pt" style:font-weight-complex="bold"/>
    </style:style>
    <style:style style:name="P5" style:family="paragraph" style:parent-style-name="Standard">
      <style:paragraph-properties fo:line-height="150%" fo:text-align="center" style:justify-single-word="false" fo:break-before="auto" fo:break-after="auto" style:writing-mode="lr-tb"/>
      <style:text-properties style:font-name="Times New Roman" fo:font-size="24pt" fo:font-weight="bold" style:font-name-asian="Times New Roman" style:font-size-asian="24pt" style:font-weight-asian="bold" style:font-name-complex="Times New Roman" style:font-size-complex="24pt" style:font-weight-complex="bold"/>
    </style:style>
    <style:style style:name="P6" style:family="paragraph" style:parent-style-name="Standard">
      <style:paragraph-properties fo:line-height="150%" fo:text-align="center" style:justify-single-word="false" fo:break-before="auto" fo:break-after="auto" style:writing-mode="lr-tb"/>
      <style:text-properties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7" style:family="paragraph" style:parent-style-name="Standard">
      <style:paragraph-properties fo:line-height="150%" fo:text-align="center" style:justify-single-word="false" fo:break-before="auto" fo:break-after="auto" style:writing-mode="lr-tb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8" style:family="paragraph" style:parent-style-name="Standard">
      <style:paragraph-properties fo:line-height="115%" fo:break-before="auto" fo:break-after="auto" style:writing-mode="lr-tb"/>
      <style:text-properties style:font-name="Times New Roman" style:font-name-asian="Times New Roman" style:font-name-complex="Times New Roman"/>
    </style:style>
    <style:style style:name="P9" style:family="paragraph" style:parent-style-name="Standard">
      <style:paragraph-properties fo:line-height="115%" fo:break-before="auto" fo:break-after="auto" style:writing-mode="lr-tb"/>
      <style:text-properties fo:color="#ff0000" style:font-name="Times New Roman" fo:font-weight="bold" style:font-name-asian="Times New Roman" style:font-weight-asian="bold" style:font-name-complex="Times New Roman" style:font-weight-complex="bold"/>
    </style:style>
    <style:style style:name="P10" style:family="paragraph" style:parent-style-name="Standard" style:list-style-name="LS1">
      <style:paragraph-properties fo:margin-top="0cm" fo:margin-bottom="0cm" loext:contextual-spacing="false" fo:line-height="115%" fo:break-before="auto" fo:break-after="auto" style:writing-mode="lr-tb"/>
    </style:style>
    <style:style style:name="P11" style:family="paragraph" style:parent-style-name="Standard" style:list-style-name="LS1">
      <style:paragraph-properties fo:margin-top="0cm" fo:margin-bottom="0cm" loext:contextual-spacing="false" fo:line-height="115%" fo:break-before="auto" fo:break-after="auto" style:writing-mode="lr-tb"/>
      <style:text-properties officeooo:paragraph-rsid="001f7b15"/>
    </style:style>
    <style:style style:name="P12" style:family="paragraph" style:parent-style-name="Standard" style:list-style-name="LS1">
      <style:paragraph-properties fo:margin-top="0cm" fo:margin-bottom="0cm" loext:contextual-spacing="false" fo:line-height="115%" fo:break-before="auto" fo:break-after="auto" style:writing-mode="lr-tb"/>
      <style:text-properties officeooo:paragraph-rsid="002336e7"/>
    </style:style>
    <style:style style:name="P13" style:family="paragraph" style:parent-style-name="Standard" style:list-style-name="LS3">
      <style:paragraph-properties fo:margin-top="0cm" fo:margin-bottom="0cm" loext:contextual-spacing="false" fo:line-height="115%" fo:break-before="auto" fo:break-after="auto" style:writing-mode="lr-tb"/>
    </style:style>
    <style:style style:name="P14" style:family="paragraph" style:parent-style-name="Standard" style:list-style-name="LS1">
      <style:paragraph-properties fo:margin-top="0cm" fo:margin-bottom="0cm" loext:contextual-spacing="false" fo:line-height="115%" fo:break-before="auto" fo:break-after="auto" style:writing-mode="lr-tb"/>
      <style:text-properties style:font-name="Times New Roman" officeooo:paragraph-rsid="002b1f69" style:font-name-asian="Times New Roman" style:font-name-complex="Times New Roman"/>
    </style:style>
    <style:style style:name="P15" style:family="paragraph" style:parent-style-name="Standard" style:list-style-name="LS2">
      <style:paragraph-properties fo:margin-top="0cm" fo:margin-bottom="0cm" loext:contextual-spacing="false" fo:line-height="115%" fo:break-before="auto" fo:break-after="auto" style:writing-mode="lr-tb"/>
      <style:text-properties style:font-name="Times New Roman" style:font-name-asian="Times New Roman" style:font-name-complex="Times New Roman"/>
    </style:style>
    <style:style style:name="P16" style:family="paragraph" style:parent-style-name="Standard">
      <style:paragraph-properties fo:margin-top="0cm" fo:margin-bottom="0cm" loext:contextual-spacing="false" fo:line-height="115%" fo:break-before="auto" fo:break-after="auto" style:writing-mode="lr-tb"/>
      <style:text-properties style:font-name="Times New Roman" officeooo:paragraph-rsid="0027e98d" style:font-name-asian="Times New Roman" style:font-name-complex="Times New Roman"/>
    </style:style>
    <style:style style:name="P17" style:family="paragraph" style:parent-style-name="Standard" style:list-style-name="LS2">
      <style:paragraph-properties fo:margin-top="0cm" fo:margin-bottom="0cm" loext:contextual-spacing="false" fo:line-height="115%" fo:break-before="auto" fo:break-after="auto" style:writing-mode="lr-tb"/>
      <style:text-properties style:font-name="Times New Roman" officeooo:rsid="00228dd2" officeooo:paragraph-rsid="00228dd2" style:font-name-asian="Times New Roman" style:font-name-complex="Times New Roman"/>
    </style:style>
    <style:style style:name="P18" style:family="paragraph" style:parent-style-name="Standard" style:list-style-name="LS1">
      <style:paragraph-properties fo:margin-top="0cm" fo:margin-bottom="0cm" loext:contextual-spacing="false" fo:line-height="115%" style:writing-mode="lr-tb"/>
      <style:text-properties officeooo:paragraph-rsid="001f7b15"/>
    </style:style>
    <style:style style:name="P19" style:family="paragraph" style:parent-style-name="Standard" style:list-style-name="LS2">
      <style:paragraph-properties fo:margin-top="0cm" fo:margin-bottom="0cm" loext:contextual-spacing="false" fo:line-height="115%" style:writing-mode="lr-tb"/>
      <style:text-properties style:font-name="Times New Roman" officeooo:rsid="00228dd2" officeooo:paragraph-rsid="00228dd2" style:font-name-asian="Times New Roman" style:font-name-complex="Times New Roman"/>
    </style:style>
    <style:style style:name="P20" style:family="paragraph" style:parent-style-name="Standard">
      <style:paragraph-properties fo:margin-left="0cm" fo:margin-right="0cm" fo:line-height="115%" fo:text-indent="1.27cm" style:auto-text-indent="false" fo:break-before="auto" fo:break-after="auto" style:writing-mode="lr-tb"/>
      <style:text-properties fo:color="#ff0000" style:font-name="Times New Roman" fo:font-weight="bold" style:font-name-asian="Times New Roman" style:font-weight-asian="bold" style:font-name-complex="Times New Roman" style:font-weight-complex="bold"/>
    </style:style>
    <style:style style:name="P21" style:family="paragraph" style:parent-style-name="Standard">
      <style:paragraph-properties fo:margin-left="0cm" fo:margin-right="0cm" fo:line-height="115%" fo:text-indent="1.27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22" style:family="paragraph" style:parent-style-name="Standard">
      <style:paragraph-properties fo:margin-left="0cm" fo:margin-right="0cm" fo:line-height="115%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23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24" style:family="paragraph" style:parent-style-name="Standard">
      <style:paragraph-properties fo:margin-left="2.54cm" fo:margin-right="0cm" fo:line-height="115%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25" style:family="paragraph" style:parent-style-name="Standard">
      <style:paragraph-properties fo:margin-left="2.54cm" fo:margin-right="0cm" fo:line-height="115%" fo:text-indent="0cm" style:auto-text-indent="false" fo:break-before="auto" fo:break-after="auto" style:writing-mode="lr-tb"/>
      <style:text-properties style:font-name="Times New Roman" officeooo:paragraph-rsid="00320a9b" style:font-name-asian="Times New Roman" style:font-name-complex="Times New Roman"/>
    </style:style>
    <style:style style:name="P26" style:family="paragraph" style:parent-style-name="Standard">
      <style:paragraph-properties fo:margin-left="3.81cm" fo:margin-right="0cm" fo:line-height="115%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27" style:family="paragraph" style:parent-style-name="Standard">
      <style:paragraph-properties fo:margin-left="3.81cm" fo:margin-right="0cm" fo:line-height="115%" fo:text-indent="0cm" style:auto-text-indent="false" fo:break-before="auto" fo:break-after="auto" style:writing-mode="lr-tb"/>
      <style:text-properties style:font-name="Times New Roman" officeooo:paragraph-rsid="0030ef5a" style:font-name-asian="Times New Roman" style:font-name-complex="Times New Roman"/>
    </style:style>
    <style:style style:name="P28" style:family="paragraph" style:parent-style-name="Standard">
      <style:paragraph-properties fo:margin-left="1.27cm" fo:margin-right="0cm" fo:line-height="115%" fo:text-indent="1.27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29" style:family="paragraph" style:parent-style-name="Standard">
      <style:paragraph-properties fo:margin-left="1.27cm" fo:margin-right="0cm" fo:line-height="115%" fo:text-indent="1.27cm" style:auto-text-indent="false" fo:break-before="auto" fo:break-after="auto" style:writing-mode="lr-tb"/>
      <style:text-properties style:font-name="Times New Roman" officeooo:paragraph-rsid="00320a9b" style:font-name-asian="Times New Roman" style:font-name-complex="Times New Roman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3" style:family="text">
      <style:text-properties style:font-name="Times New Roman" fo:language="bg" fo:country="BG" style:font-name-asian="Times New Roman" style:font-name-complex="Times New Roman"/>
    </style:style>
    <style:style style:name="T4" style:family="text">
      <style:text-properties style:font-name="Times New Roman" fo:language="bg" fo:country="BG" officeooo:rsid="001df3ae" style:font-name-asian="Times New Roman" style:font-name-complex="Times New Roman"/>
    </style:style>
    <style:style style:name="T5" style:family="text">
      <style:text-properties style:font-name="Times New Roman" fo:language="bg" fo:country="BG" officeooo:rsid="001f7b15" style:font-name-asian="Times New Roman" style:font-name-complex="Times New Roman"/>
    </style:style>
    <style:style style:name="T6" style:family="text">
      <style:text-properties style:font-name="Times New Roman" fo:language="bg" fo:country="BG" officeooo:rsid="00201c53" style:font-name-asian="Times New Roman" style:font-name-complex="Times New Roman"/>
    </style:style>
    <style:style style:name="T7" style:family="text">
      <style:text-properties style:font-name="Times New Roman" fo:language="bg" fo:country="BG" officeooo:rsid="0020e701" style:font-name-asian="Times New Roman" style:font-name-complex="Times New Roman"/>
    </style:style>
    <style:style style:name="T8" style:family="text">
      <style:text-properties style:font-name="Times New Roman" fo:language="bg" fo:country="BG" officeooo:rsid="0024b662" style:font-name-asian="Times New Roman" style:font-name-complex="Times New Roman"/>
    </style:style>
    <style:style style:name="T9" style:family="text">
      <style:text-properties style:font-name="Times New Roman" fo:language="bg" fo:country="BG" officeooo:rsid="0029a4f8" style:font-name-asian="Times New Roman" style:font-name-complex="Times New Roman"/>
    </style:style>
    <style:style style:name="T10" style:family="text">
      <style:text-properties style:font-name="Times New Roman" fo:language="bg" fo:country="BG" officeooo:rsid="002c61c5" style:font-name-asian="Times New Roman" style:font-name-complex="Times New Roman"/>
    </style:style>
    <style:style style:name="T11" style:family="text">
      <style:text-properties style:font-name="Times New Roman" fo:language="bg" fo:country="BG" officeooo:rsid="002e26ff" style:font-name-asian="Times New Roman" style:font-name-complex="Times New Roman"/>
    </style:style>
    <style:style style:name="T12" style:family="text">
      <style:text-properties style:font-name="Times New Roman" fo:language="bg" fo:country="BG" officeooo:rsid="00320a9b" style:font-name-asian="Times New Roman" style:font-name-complex="Times New Roman"/>
    </style:style>
    <style:style style:name="T13" style:family="text">
      <style:text-properties style:font-name="Times New Roman" fo:language="bg" fo:country="BG" fo:font-weight="bold" style:font-name-asian="Times New Roman" style:font-weight-asian="bold" style:font-name-complex="Times New Roman" style:font-weight-complex="bold"/>
    </style:style>
    <style:style style:name="T14" style:family="text">
      <style:text-properties style:font-name="Times New Roman" fo:language="bg" fo:country="BG" fo:font-weight="bold" officeooo:rsid="002e26ff" style:font-name-asian="Times New Roman" style:font-weight-asian="bold" style:font-name-complex="Times New Roman" style:font-weight-complex="bold"/>
    </style:style>
    <style:style style:name="T15" style:family="text">
      <style:text-properties style:font-name="Times New Roman" fo:language="bg" fo:country="BG" fo:font-weight="bold" officeooo:rsid="00320a9b" style:font-name-asian="Times New Roman" style:font-weight-asian="bold" style:font-name-complex="Times New Roman" style:font-weight-complex="bold"/>
    </style:style>
    <style:style style:name="T16" style:family="text">
      <style:text-properties style:font-name="Times New Roman" fo:language="bg" fo:country="BG" fo:font-weight="bold" officeooo:rsid="00333db9" style:font-name-asian="Times New Roman" style:font-weight-asian="bold" style:font-name-complex="Times New Roman" style:font-weight-complex="bold"/>
    </style:style>
    <style:style style:name="T17" style:family="text">
      <style:text-properties style:font-name="Times New Roman" fo:language="en" fo:country="US" officeooo:rsid="00228dd2" style:font-name-asian="Times New Roman" style:font-name-complex="Times New Roman"/>
    </style:style>
    <style:style style:name="T18" style:family="text">
      <style:text-properties fo:color="#ff0000" style:font-name="Times New Roman" fo:font-weight="bold" style:font-name-asian="Times New Roman" style:font-weight-asian="bold" style:font-name-complex="Times New Roman" style:font-weight-complex="bold"/>
    </style:style>
    <style:style style:name="T19" style:family="text">
      <style:text-properties fo:color="#ff0000" fo:font-weight="bold" style:font-weight-asian="bold" style:font-weight-complex="bold"/>
    </style:style>
    <style:style style:name="T20" style:family="text">
      <style:text-properties fo:color="#ff0000" fo:language="bg" fo:country="BG" fo:font-weight="bold" officeooo:rsid="0027e98d" style:font-weight-asian="bold" style:font-weight-complex="bold"/>
    </style:style>
    <style:style style:name="T21" style:family="text">
      <style:text-properties officeooo:rsid="001f7b15"/>
    </style:style>
    <style:style style:name="T22" style:family="text">
      <style:text-properties fo:language="bg" fo:country="BG"/>
    </style:style>
    <style:style style:name="T23" style:family="text">
      <style:text-properties fo:language="bg" fo:country="BG" officeooo:rsid="001f7b15"/>
    </style:style>
    <style:style style:name="T24" style:family="text">
      <style:text-properties fo:language="bg" fo:country="BG" officeooo:rsid="00201c53"/>
    </style:style>
    <style:style style:name="T25" style:family="text">
      <style:text-properties fo:language="bg" fo:country="BG" officeooo:rsid="00228dd2"/>
    </style:style>
    <style:style style:name="T26" style:family="text">
      <style:text-properties fo:language="bg" fo:country="BG" officeooo:rsid="00264288"/>
    </style:style>
    <style:style style:name="T27" style:family="text">
      <style:text-properties fo:language="bg" fo:country="BG" officeooo:rsid="002b1f69"/>
    </style:style>
    <style:style style:name="T28" style:family="text">
      <style:text-properties fo:language="bg" fo:country="BG" officeooo:rsid="002336e7"/>
    </style:style>
    <style:style style:name="T29" style:family="text">
      <style:text-properties fo:language="bg" fo:country="BG" fo:font-weight="bold" officeooo:rsid="002336e7" style:font-weight-asian="bold" style:font-weight-complex="bold"/>
    </style:style>
    <style:style style:name="T30" style:family="text">
      <style:text-properties fo:language="bg" fo:country="BG" fo:font-weight="bold" officeooo:rsid="00201c53" style:font-weight-asian="bold" style:font-weight-complex="bold"/>
    </style:style>
    <style:style style:name="T31" style:family="text">
      <style:text-properties fo:language="bg" fo:country="BG" fo:font-weight="bold" officeooo:rsid="00237ee9" style:font-weight-asian="bold" style:font-weight-complex="bold"/>
    </style:style>
    <style:style style:name="T32" style:family="text">
      <style:text-properties fo:language="bg" fo:country="BG" fo:font-weight="bold" officeooo:rsid="002b1f69" style:font-weight-asian="bold" style:font-weight-complex="bold"/>
    </style:style>
    <style:style style:name="T33" style:family="text">
      <style:text-properties fo:language="bg" fo:country="BG" officeooo:rsid="002dc77f"/>
    </style:style>
    <style:style style:name="T34" style:family="text">
      <style:text-properties fo:language="bg" fo:country="BG" officeooo:rsid="002df81d"/>
    </style:style>
    <style:style style:name="T35" style:family="text">
      <style:text-properties fo:language="bg" fo:country="BG" officeooo:rsid="002f5782"/>
    </style:style>
    <style:style style:name="T36" style:family="text">
      <style:text-properties fo:language="bg" fo:country="BG" officeooo:rsid="0030ef5a"/>
    </style:style>
    <style:style style:name="T37" style:family="text">
      <style:text-properties fo:language="bg" fo:country="BG" officeooo:rsid="00320a9b"/>
    </style:style>
    <style:style style:name="T38" style:family="text">
      <style:text-properties officeooo:rsid="00228dd2"/>
    </style:style>
    <style:style style:name="T39" style:family="text">
      <style:text-properties fo:language="en" fo:country="US"/>
    </style:style>
    <style:style style:name="T40" style:family="text">
      <style:text-properties officeooo:rsid="002dc77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TTalents Training Camp Season <text:span text:style-name="T21">7</text:span></text:p>
      <text:p text:style-name="P5">Test 3</text:p>
      <text:p text:style-name="P5">Collections, Exceptions, Threads, Files, DB</text:p>
      <text:p text:style-name="P6">Практическа задача</text:p>
      <text:p text:style-name="P7">Да се реализира приложение, което симулира работата на <text:span text:style-name="T23">пристанище</text:span>.</text:p>
      <text:p text:style-name="P1"/>
      <text:p text:style-name="P1"/>
      <text:p text:style-name="P1"><text:span text:style-name="T23">Пристанището</text:span> има 5 <text:span text:style-name="T23">дока </text:span><text:span text:style-name="T26">и два склада за пратки</text:span><text:span text:style-name="T23">, </text:span>като <text:span text:style-name="T23">пратките от</text:span> всеки <text:span text:style-name="T23">кораб</text:span>, <text:span text:style-name="T23">който се разтоварва</text:span>, може да се <text:span text:style-name="T23">съхраняват в няко</text:span><text:span text:style-name="T26">й </text:span><text:span text:style-name="T23">от двата склада.</text:span></text:p>
      <text:p text:style-name="P1"/>
      <text:p text:style-name="P2"><text:span text:style-name="T1">На </text:span><text:span text:style-name="T5">пристанището </text:span><text:span text:style-name="T1">могат да </text:span><text:span text:style-name="T5">се разтоварват кораби</text:span><text:span text:style-name="T1">, като всеки </text:span><text:span text:style-name="T5">кораб </text:span><text:span text:style-name="T8">има между 1 и 4 пратки и </text:span><text:span text:style-name="T5"><text:s/></text:span><text:span text:style-name="T1">може да се </text:span><text:span text:style-name="T5">разтовари на</text:span><text:span text:style-name="T1"> ед</text:span><text:span text:style-name="T5">ин док за </text:span><text:span text:style-name="T8">между 2 и 8 секунди в зависимост от броя пратки в него</text:span><text:span text:style-name="T5">. </text:span><text:span text:style-name="T10">Всички пратки имат уникален номер.</text:span></text:p>
      <text:p text:style-name="P16"><text:span text:style-name="T19">(</text:span><text:span text:style-name="T20">5</text:span><text:span text:style-name="T19"> точки)</text:span></text:p>
      <text:p text:style-name="P1">В <text:span text:style-name="T23">пристанището </text:span>работят двама <text:span text:style-name="T23">дистрибутори, </text:span><text:span text:style-name="T24">обслужващи складовете</text:span><text:span text:style-name="T23"> </text:span>и два <text:span text:style-name="T23">крана</text:span>, обслужващи <text:span text:style-name="T23">доковете</text:span>. </text:p>
      <text:p text:style-name="P1"/>
      <text:p text:style-name="P1">Работата на <text:span text:style-name="T23">пристанището</text:span> протича по следният начин:</text:p>
      <text:list xml:id="list3732460559367835899" text:style-name="LS1">
        <text:list-item>
          <text:p text:style-name="P11"><text:span text:style-name="T5">Кораб </text:span><text:span text:style-name="T1">може да пристигне </text:span><text:span text:style-name="T5">в залива</text:span><text:span text:style-name="T1"> на </text:span><text:span text:style-name="T5">пристанището </text:span><text:span text:style-name="T1">и да се нареди на произво</text:span><text:span text:style-name="T5">ен</text:span><text:span text:style-name="T1"> </text:span><text:span text:style-name="T5">док </text:span><text:span text:style-name="T1">(20% шанс да застане пред вс</text:span><text:span text:style-name="T5">еки</text:span><text:span text:style-name="T1"> от петте </text:span><text:span text:style-name="T5">дока</text:span><text:span text:style-name="T1">) и чака да бъде </text:span><text:span text:style-name="T5">разтоварен</text:span><text:span text:style-name="T1">. Ако на </text:span><text:span text:style-name="T5">дока </text:span><text:span text:style-name="T1">има други </text:span><text:span text:style-name="T5">кораби</text:span><text:span text:style-name="T1">, то реда на </text:span><text:span text:style-name="T5">разтоварване </text:span><text:span text:style-name="T1">е реда на пристигане на </text:span><text:span text:style-name="T5">кораба</text:span><text:span text:style-name="T1">. Ако няма свободен </text:span><text:span text:style-name="T5">кран </text:span><text:span text:style-name="T1">на </text:span><text:span text:style-name="T5">пристанището</text:span><text:span text:style-name="T1">, </text:span><text:span text:style-name="T5">корабът </text:span><text:span text:style-name="T1">е в режим на изчакване на </text:span><text:span text:style-name="T9">дока</text:span><text:span text:style-name="T1">. <text:s text:c="5"/></text:span></text:p>
          <text:p text:style-name="P18"><text:span text:style-name="T1"><text:s/></text:span><text:span text:style-name="T18">(10 точки)</text:span></text:p>
        </text:list-item>
        <text:list-item>
          <text:p text:style-name="P14">Двата <text:span text:style-name="T23">крана</text:span>, обслужващи <text:span text:style-name="T23">доковете</text:span>, постоянно обикалят <text:span text:style-name="T23">пристанището </text:span>и <text:span text:style-name="T23">разтоварват корабите</text:span>, като ако няма <text:span text:style-name="T23">кораби </text:span>на нито ед<text:span text:style-name="T23">ин</text:span> <text:span text:style-name="T23">док</text:span>, тогава те са в режим на изчакване на <text:span text:style-name="T23">кораби</text:span>. Ако на няко<text:span text:style-name="T23">й</text:span> <text:span text:style-name="T23">док </text:span>има <text:span text:style-name="T23">кораб</text:span>, то <text:span text:style-name="T23">кранът разтоварва за време в зависимост от </text:span><text:span text:style-name="T27">броя пратки на кораба</text:span><text:span text:style-name="T23">, поставя всяка от пратките в един от двата склада на произволен принцип</text:span>, след което продължава да проверява за други <text:span text:style-name="T23">кораби </text:span>и при липса на такива по т<text:span text:style-name="T23">о</text:span>зи или друг <text:span text:style-name="T23">док</text:span>, отново изчаква. <text:span text:style-name="T27">При поставянето на всяка отделна пратка по време на разтоварване на кораба, в</text:span><text:span text:style-name="T28"> пристанищния дневник се </text:span><text:span text:style-name="T29">записва </text:span><text:span text:style-name="T32">кой номер пратка е бил разтоварен, на </text:span><text:span text:style-name="T29">ко</text:span><text:span text:style-name="T30">й</text:span><text:span text:style-name="T29"> </text:span><text:span text:style-name="T30">док, </text:span><text:span text:style-name="T32">от кой </text:span><text:span text:style-name="T30">кораб </text:span><text:span text:style-name="T32">и</text:span><text:span text:style-name="T29"> кой кран, както и датата и часа на </text:span><text:span text:style-name="T30">разтоварването</text:span><text:span text:style-name="T29">. Записът на тези данни се осъществява в обща колекия за </text:span><text:span text:style-name="T31">двата крана и петте дока</text:span><text:span text:style-name="T29">. </text:span></text:p>
        </text:list-item>
      </text:list>
      <text:p text:style-name="P20">(<text:span text:style-name="T33">20</text:span> точки)</text:p>
      <text:list xml:id="list2" text:style-name="LS1">
        <text:list-item>
          <text:p text:style-name="P12"><text:span text:style-name="T1">След </text:span><text:span text:style-name="T6">разтоварване</text:span><text:span text:style-name="T1"> </text:span><text:span text:style-name="T6">корабът </text:span><text:span text:style-name="T1">напуска </text:span><text:span text:style-name="T6">пристанището </text:span><text:span text:style-name="T1">и дава право на следващия </text:span><text:span text:style-name="T6">кораб </text:span><text:span text:style-name="T1">(ако има такъв) да бъде </text:span><text:span text:style-name="T6">разтоварен</text:span><text:span text:style-name="T1"> на съответн</text:span><text:span text:style-name="T6">ия док</text:span><text:span text:style-name="T1">. </text:span></text:p>
        </text:list-item>
      </text:list>
      <text:list xml:id="list3" text:style-name="LS1">
        <text:list-item>
          <text:p text:style-name="P10"><text:span text:style-name="T7">Двамата дистрибутори в двата склада </text:span><text:span text:style-name="T1">са в изчакване за постъпили </text:span><text:span text:style-name="T7">пратки от</text:span><text:span text:style-name="T1"> </text:span><text:span text:style-name="T7">кораби</text:span><text:span text:style-name="T1">. Ако се появи няко</text:span><text:span text:style-name="T7">я</text:span><text:span text:style-name="T1"> </text:span><text:span text:style-name="T7">пратка в съответния склад</text:span><text:span text:style-name="T1">, </text:span><text:span text:style-name="T7">дистрибуторът я взима, изнася я за 5 секунди </text:span><text:span text:style-name="T1">и ако няма други след </text:span><text:span text:style-name="T7">нея</text:span><text:span text:style-name="T1">, отново преминава в изчакване. Ако </text:span><text:span text:style-name="T7">в склада</text:span><text:span text:style-name="T1"> са </text:span><text:span text:style-name="T7">доставени няколко пратки, </text:span><text:span text:style-name="T1">то те изчакват да бъдат </text:span><text:span text:style-name="T7">раздадени </text:span><text:span text:style-name="T1">в реда, в който са били </text:span><text:span text:style-name="T7">вкарани в склада</text:span><text:span text:style-name="T1">. </text:span><text:span text:style-name="T18">(10 точки)</text:span></text:p>
        </text:list-item>
      </text:list>
      <text:p text:style-name="P1"><text:soft-page-break/>Всеки запис по колекцията, съръджаща информация за <text:span text:style-name="T25">разтоварванията</text:span> в <text:span text:style-name="T25">пристанището</text:span>, трябва веднага да се отразява в таблица в база данни. Таблицата трябва да се казва “<text:span text:style-name="T38">port_shipments</text:span>” и да съдържа следните колони: </text:p>
      <text:list xml:id="list8521874226054526217" text:style-name="LS2">
        <text:list-item>
          <text:list>
            <text:list-item>
              <text:p text:style-name="P15"><text:span text:style-name="T38">boat_name</text:span> – <text:span text:style-name="T25">името на кораба, който е разтоварен</text:span></text:p>
            </text:list-item>
            <text:list-item>
              <text:p text:style-name="P15"><text:span text:style-name="T38">dock_id</text:span>- <text:span text:style-name="T25">номера на дока, на който е разтоварен</text:span></text:p>
            </text:list-item>
            <text:list-item>
              <text:p text:style-name="P17">crane_id – <text:span text:style-name="T22">номера на крана, който е разтоварил кораба</text:span></text:p>
            </text:list-item>
            <text:list-item>
              <text:p text:style-name="P19"><text:span text:style-name="T39">unloading</text:span><text:span text:style-name="T22">_time – дата </text:span><text:span text:style-name="T35">и час</text:span><text:span text:style-name="T22"> на разтоварване.</text:span></text:p>
            </text:list-item>
            <text:list-item>
              <text:p text:style-name="P15"><text:span text:style-name="T40">package_id</text:span> – <text:span text:style-name="T33">номер на пратка</text:span>.</text:p>
            </text:list-item>
          </text:list>
        </text:list-item>
      </text:list>
      <text:p text:style-name="P22">При <text:span text:style-name="T34">попълване на колекцията трябва да се прави заявка за вписване на данните в базата.</text:span></text:p>
      <text:p text:style-name="P3"><text:span text:style-name="T18">(10 точки)</text:span><text:span text:style-name="T1">.</text:span></text:p>
      <text:p text:style-name="P1"/>
      <text:p text:style-name="P1"/>
      <text:p text:style-name="P2"><text:span text:style-name="T11">Пристанището</text:span><text:span text:style-name="T4"> </text:span><text:span text:style-name="T1">генерира </text:span><text:span text:style-name="T4">на всеки 24 часа</text:span><text:span text:style-name="T1"> няколко справки за работата </text:span><text:span text:style-name="T4">си</text:span><text:span text:style-name="T1">, като данните се взимат от таблицата в базата данни. Да се направят методи за всяка справка, които вадят нужната информация под формата на конкретна заявка към таблицата в базата данни и визуализират резултата в конзолата.Да могат да се генерират следните четири справки:</text:span></text:p>
      <text:list xml:id="list5050775399692294389" text:style-name="LS3">
        <text:list-item>
          <text:p text:style-name="P13"><text:span text:style-name="T2">Списък с всички </text:span><text:span text:style-name="T14">разтоварени пратки</text:span><text:span text:style-name="T2"> </text:span><text:span text:style-name="T18">(10 точки)</text:span><text:span text:style-name="T1">, сортиран по </text:span><text:span text:style-name="T11">докове</text:span><text:span text:style-name="T1">, като за вс</text:span><text:span text:style-name="T11">еки</text:span><text:span text:style-name="T1"> </text:span><text:span text:style-name="T11">док</text:span><text:span text:style-name="T1"> да се разпише </text:span><text:span text:style-name="T11">каква пратка от кой кораби <text:s/>кой кран е била разтоварена, като списъка е сортиран по дата и час на разтоварване.</text:span></text:p>
        </text:list-item>
      </text:list>
      <text:p text:style-name="P23">Пример:</text:p>
      <text:p text:style-name="P24"><text:span text:style-name="T36">Док</text:span> 1:</text:p>
      <text:p text:style-name="P26"><text:span text:style-name="T36">пратка 3123</text:span>, <text:span text:style-name="T36">кораб „ОДИСЕЙ“, кран 1</text:span>, 08.09.2016 12:34</text:p>
      <text:p text:style-name="P27"><text:span text:style-name="T36">пратка 131</text:span>, <text:span text:style-name="T36">кораб <text:s/>„ПОСЕЙДОН“, кран 2</text:span>, 08.09.2016 12:56</text:p>
      <text:p text:style-name="P27"><text:span text:style-name="T36">пратка 665</text:span>, <text:span text:style-name="T36">кораб „ОДИСЕЙ“,, кран 1</text:span>, 08.09.2016 13:31</text:p>
      <text:p text:style-name="P24"><text:span text:style-name="T36">Док</text:span> 2:</text:p>
      <text:p text:style-name="P27"><text:span text:style-name="T36">пратка 3123</text:span>, <text:span text:style-name="T36">кораб „РАМЗЕС“, кран 1</text:span>, 08.09.2016 13:34</text:p>
      <text:p text:style-name="P27"><text:span text:style-name="T36">пратка 3123</text:span>, <text:span text:style-name="T36">кораб „РАМЗЕС“, кран 1</text:span>, 08.09.2016 14:56</text:p>
      <text:p text:style-name="P27"><text:span text:style-name="T36">пратка 3123</text:span>, <text:span text:style-name="T36">кораб „ЛОКИ“, кран 1</text:span>, 08.09.2016 13:31</text:p>
      <text:list xml:id="list9" text:style-name="LS3">
        <text:list-item>
          <text:p text:style-name="P13"><text:span text:style-name="T2">Списък с обшия брой </text:span><text:span text:style-name="T15">кораби</text:span><text:span text:style-name="T2">, </text:span><text:span text:style-name="T15">разтоварени за </text:span><text:span text:style-name="T2">деня </text:span><text:span text:style-name="T18">(10 точки)</text:span><text:span text:style-name="T1">. Списъкът да е сортиран по </text:span><text:span text:style-name="T12">доковете в пристанището</text:span></text:p>
        </text:list-item>
      </text:list>
      <text:p text:style-name="P23">Пример:</text:p>
      <text:p text:style-name="P25"><text:span text:style-name="T36">Док</text:span> 1: 32 <text:span text:style-name="T37">кораба</text:span></text:p>
      <text:p text:style-name="P25"><text:span text:style-name="T36">Док</text:span> 2: 11 <text:span text:style-name="T37">кораба</text:span></text:p>
      <text:p text:style-name="P25"><text:span text:style-name="T36">Док</text:span> 3: 13 <text:span text:style-name="T37">кораба</text:span></text:p>
      <text:p text:style-name="P25"><text:span text:style-name="T36">Док</text:span> 4: 15 <text:span text:style-name="T37">кораба</text:span></text:p>
      <text:p text:style-name="P25"><text:span text:style-name="T36">Док</text:span> 5: 22 <text:span text:style-name="T37">кораба</text:span></text:p>
      <text:list xml:id="list10" text:style-name="LS3">
        <text:list-item>
          <text:p text:style-name="P13"><text:span text:style-name="T2">Общото количество на </text:span><text:span text:style-name="T15">разтоварените пратки</text:span><text:span text:style-name="T1"> </text:span><text:span text:style-name="T18">(10 точки) </text:span><text:span text:style-name="T12">на пристанището</text:span><text:span text:style-name="T1">, сортиран</text:span><text:span text:style-name="T12">и</text:span><text:span text:style-name="T1"> по </text:span><text:span text:style-name="T12">номера на крана, който ги е разтоварил</text:span><text:span text:style-name="T1">.</text:span></text:p>
        </text:list-item>
      </text:list>
      <text:p text:style-name="P21">Пример:</text:p>
      <text:p text:style-name="P28"><text:span text:style-name="T37">Кран 1</text:span>: 312 <text:span text:style-name="T37">пратки</text:span></text:p>
      <text:p text:style-name="P29"><text:span text:style-name="T37">Кран</text:span> 2: <text:span text:style-name="T37">4</text:span>21 <text:span text:style-name="T37">пратки</text:span></text:p>
      <text:list xml:id="list11" text:style-name="LS3">
        <text:list-item>
          <text:p text:style-name="P13"><text:span text:style-name="T16">Името на корабът, разтоварил най-много пратки</text:span><text:span text:style-name="T2"> </text:span><text:span text:style-name="T18">(5 точки)</text:span><text:span text:style-name="T1">. </text:span></text:p>
        </text:list-item>
      </text:list>
      <text:p text:style-name="P1"/>
      <text:p text:style-name="P2"><text:span text:style-name="T1">Резултатът от справките трябва да може да се записва в отделни файлове за всяка справка </text:span><text:span text:style-name="T2">. </text:span><text:span text:style-name="T1">Тогава се създават 4 файла с име “report-&lt;number of report&gt;-&lt;date&gt;.txt” (пример: </text:span><text:span text:style-name="T2">report-1-03.12.2014.txt</text:span><text:span text:style-name="T1">) и във всеки от файловете се записват данните на справката </text:span></text:p>
      <text:p text:style-name="P9">(10 точки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706cm" fo:margin-bottom="0.212cm" loext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635cm" fo:margin-bottom="0.212cm" loext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564cm" fo:margin-bottom="0.141cm" loext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494cm" fo:margin-bottom="0.141cm" loext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423cm" fo:margin-bottom="0.141cm" loext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423cm" fo:margin-bottom="0.141cm" loext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.106cm" loext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cm" fo:margin-bottom="0.564cm" loext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-">
        <style:list-level-properties text:space-before="0.635cm" text:min-label-width="0.635cm"/>
      </text:list-level-style-bullet>
      <text:list-level-style-bullet text:level="2" text:style-name="List1Level1" text:bullet-char="-">
        <style:list-level-properties text:space-before="1.905cm" text:min-label-width="0.635cm"/>
      </text:list-level-style-bullet>
      <text:list-level-style-bullet text:level="3" text:style-name="List1Level2" text:bullet-char="-">
        <style:list-level-properties text:space-before="3.492cm" text:min-label-width="0.318cm"/>
      </text:list-level-style-bullet>
      <text:list-level-style-bullet text:level="4" text:style-name="List1Level3" text:bullet-char="-">
        <style:list-level-properties text:space-before="4.445cm" text:min-label-width="0.635cm"/>
      </text:list-level-style-bullet>
      <text:list-level-style-bullet text:level="5" text:style-name="List1Level4" text:bullet-char="-">
        <style:list-level-properties text:space-before="5.715cm" text:min-label-width="0.635cm"/>
      </text:list-level-style-bullet>
      <text:list-level-style-bullet text:level="6" text:style-name="List1Level5" text:bullet-char="-">
        <style:list-level-properties text:space-before="7.302cm" text:min-label-width="0.318cm"/>
      </text:list-level-style-bullet>
      <text:list-level-style-bullet text:level="7" text:style-name="List1Level6" text:bullet-char="-">
        <style:list-level-properties text:space-before="8.255cm" text:min-label-width="0.635cm"/>
      </text:list-level-style-bullet>
      <text:list-level-style-bullet text:level="8" text:style-name="List1Level7" text:bullet-char="-">
        <style:list-level-properties text:space-before="9.525cm" text:min-label-width="0.635cm"/>
      </text:list-level-style-bullet>
      <text:list-level-style-bullet text:level="9" text:style-name="List1Level8" text:bullet-char="-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-">
        <style:list-level-properties text:space-before="0.635cm" text:min-label-width="0.635cm"/>
      </text:list-level-style-bullet>
      <text:list-level-style-bullet text:level="2" text:style-name="List2Level1" text:bullet-char="-">
        <style:list-level-properties text:space-before="1.905cm" text:min-label-width="0.635cm"/>
      </text:list-level-style-bullet>
      <text:list-level-style-bullet text:level="3" text:style-name="List2Level2" text:bullet-char="-">
        <style:list-level-properties text:space-before="3.492cm" text:min-label-width="0.318cm"/>
      </text:list-level-style-bullet>
      <text:list-level-style-bullet text:level="4" text:style-name="List2Level3" text:bullet-char="-">
        <style:list-level-properties text:space-before="4.445cm" text:min-label-width="0.635cm"/>
      </text:list-level-style-bullet>
      <text:list-level-style-bullet text:level="5" text:style-name="List2Level4" text:bullet-char="-">
        <style:list-level-properties text:space-before="5.715cm" text:min-label-width="0.635cm"/>
      </text:list-level-style-bullet>
      <text:list-level-style-bullet text:level="6" text:style-name="List2Level5" text:bullet-char="-">
        <style:list-level-properties text:space-before="7.302cm" text:min-label-width="0.318cm"/>
      </text:list-level-style-bullet>
      <text:list-level-style-bullet text:level="7" text:style-name="List2Level6" text:bullet-char="-">
        <style:list-level-properties text:space-before="8.255cm" text:min-label-width="0.635cm"/>
      </text:list-level-style-bullet>
      <text:list-level-style-bullet text:level="8" text:style-name="List2Level7" text:bullet-char="-">
        <style:list-level-properties text:space-before="9.525cm" text:min-label-width="0.635cm"/>
      </text:list-level-style-bullet>
      <text:list-level-style-bullet text:level="9" text:style-name="List2Level8" text:bullet-char="-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-">
        <style:list-level-properties text:space-before="0.635cm" text:min-label-width="0.635cm"/>
      </text:list-level-style-bullet>
      <text:list-level-style-bullet text:level="2" text:style-name="List3Level1" text:bullet-char="-">
        <style:list-level-properties text:space-before="1.905cm" text:min-label-width="0.635cm"/>
      </text:list-level-style-bullet>
      <text:list-level-style-bullet text:level="3" text:style-name="List3Level2" text:bullet-char="-">
        <style:list-level-properties text:space-before="3.492cm" text:min-label-width="0.318cm"/>
      </text:list-level-style-bullet>
      <text:list-level-style-bullet text:level="4" text:style-name="List3Level3" text:bullet-char="-">
        <style:list-level-properties text:space-before="4.445cm" text:min-label-width="0.635cm"/>
      </text:list-level-style-bullet>
      <text:list-level-style-bullet text:level="5" text:style-name="List3Level4" text:bullet-char="-">
        <style:list-level-properties text:space-before="5.715cm" text:min-label-width="0.635cm"/>
      </text:list-level-style-bullet>
      <text:list-level-style-bullet text:level="6" text:style-name="List3Level5" text:bullet-char="-">
        <style:list-level-properties text:space-before="7.302cm" text:min-label-width="0.318cm"/>
      </text:list-level-style-bullet>
      <text:list-level-style-bullet text:level="7" text:style-name="List3Level6" text:bullet-char="-">
        <style:list-level-properties text:space-before="8.255cm" text:min-label-width="0.635cm"/>
      </text:list-level-style-bullet>
      <text:list-level-style-bullet text:level="8" text:style-name="List3Level7" text:bullet-char="-">
        <style:list-level-properties text:space-before="9.525cm" text:min-label-width="0.635cm"/>
      </text:list-level-style-bullet>
      <text:list-level-style-bullet text:level="9" text:style-name="List3Level8" text:bullet-char="-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dc:title/>
    <meta:initial-creator/>
    <meta:editing-cycles>22</meta:editing-cycles>
    <dc:date>2017-03-23T00:38:52.133000000</dc:date>
    <meta:editing-duration>PT40M3S</meta:editing-duration>
    <meta:document-statistic meta:table-count="0" meta:image-count="0" meta:object-count="0" meta:page-count="2" meta:paragraph-count="49" meta:word-count="741" meta:character-count="4395" meta:non-whitespace-character-count="3697"/>
  </office:meta>
</office:document-meta>
</file>